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62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ff99"/>
    </style:style>
    <style:style style:name="ce6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fff99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link</text:p>
          </table:table-cell>
          <table:table-cell office:value-type="string" calcext:value-type="string">
            <text:p>Cos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-Mos</text:p>
          </table:table-cell>
          <table:table-cell table:style-name="ce1" office:value-type="string" calcext:value-type="string">
            <text:p>Diodes Incorporated</text:p>
          </table:table-cell>
          <table:table-cell table:style-name="ce1" office:value-type="string" calcext:value-type="string">
            <text:p>DMP6023LSS</text:p>
          </table:table-cell>
          <table:table-cell table:style-name="ce5"/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<text:a xlink:href="http://www.mouser.de/ProductDetail/Diodes-Incorporated/DMP6023LSS-13/?qs=jXf%2FRVhl83Yh%252bCazOhYmSQ%3D%3D" xlink:type="simple">http://www.mouser.de/ProductDetail/Diodes-Incorporated/DMP6023LSS-13/?qs=jXf%2FRVhl83Yh%252bCazOhYmSQ%3D%3D</text:a>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VS-Diode, 40.2 V</text:p>
          </table:table-cell>
          <table:table-cell table:style-name="ce1" office:value-type="string" calcext:value-type="string">
            <text:p>Vishay</text:p>
          </table:table-cell>
          <table:table-cell table:style-name="ce1" office:value-type="string" calcext:value-type="string">
            <text:p>P4SMA47CA</text:p>
          </table:table-cell>
          <table:table-cell table:style-name="ce5" office:value-type="string" calcext:value-type="string">
            <text:p>DO-214AC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<text:a xlink:href="http://www.mouser.de/ProductDetail/Vishay-Semiconductors/P4SMA47CA-E3-61/?qs=sGAEpiMZZMuNo3spt1BaV%252bLr%252b0awzgKwoWLhmt53pkw%3D" xlink:type="simple">http://www.mouser.de/ProductDetail/Vishay-Semiconductors/P4SMA47CA-E3-61/?qs=sGAEpiMZZMuNo3spt1BaV%252bLr%252b0awzgKwoWLhmt53pkw%3d</text:a>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ener Diode 10V</text:p>
          </table:table-cell>
          <table:table-cell table:style-name="ce1" office:value-type="string" calcext:value-type="string">
            <text:p>ON Semiconductor</text:p>
          </table:table-cell>
          <table:table-cell table:style-name="ce1" office:value-type="string" calcext:value-type="string">
            <text:p>1SMA5925BT3G</text:p>
          </table:table-cell>
          <table:table-cell table:style-name="ce5" office:value-type="string" calcext:value-type="string">
            <text:p>SMA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<text:a xlink:href="http://www.mouser.de/ProductDetail/ON-Semiconductor/1SMA5925BT3G/?qs=sGAEpiMZZMtQ8nqTKtFS%2FJ7m6e1KBCguFdcBQ8djyrk%3D" xlink:type="simple">http://www.mouser.de/ProductDetail/ON-Semiconductor/1SMA5925BT3G/?qs=sGAEpiMZZMtQ8nqTKtFS%2fJ7m6e1KBCguFdcBQ8djyrk%3d</text:a>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7V 1A</text:p>
          </table:table-cell>
          <table:table-cell table:style-name="ce1" office:value-type="string" calcext:value-type="string">
            <text:p>NXP Semiconductor</text:p>
          </table:table-cell>
          <table:table-cell table:style-name="ce2" office:value-type="string" calcext:value-type="string">
            <text:p>PMEG6010CEH,11</text:p>
          </table:table-cell>
          <table:table-cell table:style-name="ce5" office:value-type="string" calcext:value-type="string">
            <text:p>SOD-123F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<text:a xlink:href="http://www.mouser.de/ProductDetail/NXP/PMEG6010CEH115/?qs=%2Fha2pyFaduh54jTkhlomTrUDHo8H%252bng3586SrwXdqF%252bNj9D0twyWEw%3D%3D" xlink:type="simple">http://www.mouser.de/ProductDetail/NXP/PMEG6010CEH115/?qs=%2fha2pyFaduh54jTkhlomTrUDHo8H%252bng3586SrwXdqF%252bNj9D0twyWEw%3d%3d</text:a>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D4,D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office:value-type="string" calcext:value-type="string">
            <text:p>06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B LED</text:p>
          </table:table-cell>
          <table:table-cell office:value-type="string" calcext:value-type="string">
            <text:p>Everlight</text:p>
          </table:table-cell>
          <table:table-cell table:style-name="ce3" office:value-type="string" calcext:value-type="string">
            <text:p>19-337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SMD-LEDs-Multi-Color/LED-EL-SMD-RGB/3/index.html?ACTION=3&amp;GROUPID=7222&amp;ARTICLE=156260&amp;OFFSET=16&amp;" xlink:type="simple">http://www.reichelt.de/SMD-LEDs-Multi-Color/LED-EL-SMD-RGB/3/index.html?ACTION=3&amp;GROUPID=7222&amp;ARTICLE=156260&amp;OFFSET=16&amp;</text:a></text:p>
          </table:table-cell>
          <table:table-cell office:value-type="float" office:value="0.21" calcext:value-type="float">
            <text:p>0.2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 kΩ, &gt;=0.1W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1206JR-07100KL</text:p>
          </table:table-cell>
          <table:table-cell table:style-name="ce6" office:value-type="float" office:value="1206" calcext:value-type="float">
            <text:p>1206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<text:a xlink:href="http://www.reichelt.de/SMD-1206-von-1-bis-910-kOhm/SMD-1-4W-100K/3/index.html?ACTION=3&amp;GROUPID=7974&amp;ARTICLE=18243&amp;OFFSET=500&amp;" xlink:type="simple">http://www.reichelt.de/SMD-1206-von-1-bis-910-kOhm/SMD-1-4W-100K/3/index.html?ACTION=3&amp;GROUPID=7974&amp;ARTICLE=18243&amp;OFFSET=500&amp;</text:a>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 kΩ, 5%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402FR-07100KL</text:p>
          </table:table-cell>
          <table:table-cell table:style-name="ce6" office:value-type="string" calcext:value-type="string">
            <text:p>0402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<text:a xlink:href="http://www.reichelt.de/SMD-0402-von-1-bis-910-kOhm/SMD-0402-100K/3/index.html?ACTION=3&amp;GROUPID=7965&amp;ARTICLE=89396&amp;OFFSET=500&amp;" xlink:type="simple">http://www.reichelt.de/SMD-0402-von-1-bis-910-kOhm/SMD-0402-100K/3/index.html?ACTION=3&amp;GROUPID=7965&amp;ARTICLE=89396&amp;OFFSET=500&amp;</text:a>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8 kΩ, 1%</text:p>
          </table:table-cell>
          <table:table-cell table:style-name="ce1" office:value-type="string" calcext:value-type="string">
            <text:p>Vishay Dale</text:p>
          </table:table-cell>
          <table:table-cell table:style-name="ce1" office:value-type="string" calcext:value-type="string">
            <text:p>CRCW040228K0FKED</text:p>
          </table:table-cell>
          <table:table-cell table:style-name="ce6" office:value-type="string" calcext:value-type="string">
            <text:p>0402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<text:a xlink:href="http://www.mouser.de/ProductDetail/Vishay/CRCW040228K0FKED/?qs=sGAEpiMZZMu61qfTUdNhG2DpbjADlD3GUol6Srswoic%3D" xlink:type="simple">http://www.mouser.de/ProductDetail/Vishay/CRCW040228K0FKED/?qs=sGAEpiMZZMu61qfTUdNhG2DpbjADlD3GUol6Srswoic%3d</text:a>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45 kΩ, 1%</text:p>
          </table:table-cell>
          <table:table-cell table:style-name="ce1" office:value-type="string" calcext:value-type="string">
            <text:p>Vishay Dale</text:p>
          </table:table-cell>
          <table:table-cell table:style-name="ce1" office:value-type="string" calcext:value-type="string">
            <text:p>CRCW04028K45FKED</text:p>
          </table:table-cell>
          <table:table-cell table:style-name="ce6" office:value-type="string" calcext:value-type="string">
            <text:p>040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<text:a xlink:href="http://www.mouser.de/ProductDetail/Vishay/CRCW04028K45FKED/?qs=sGAEpiMZZMu61qfTUdNhG2DpbjADlD3GT%252byZKeTAS%2Fg%3D" xlink:type="simple">http://www.mouser.de/ProductDetail/Vishay/CRCW04028K45FKED/?qs=sGAEpiMZZMu61qfTUdNhG2DpbjADlD3GT%252byZKeTAS%2fg%3d</text:a>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R5, 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0K0JNED</text:p>
          </table:table-cell>
          <table:table-cell table:style-name="ce7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0K0JNED/541-10KJCT-ND/1182708" xlink:type="simple">http://www.digikey.de/product-detail/de/vishay-dale/CRCW040210K0JNED/541-10KJCT-ND/1182708</text:a></text:p>
          </table:table-cell>
          <table:table-cell office:value-type="float" office:value="0.09" calcext:value-type="float">
            <text:p>0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, R8, R9, R12, R15, R16, R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0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220RJNED</text:p>
          </table:table-cell>
          <table:table-cell table:style-name="ce7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220RJNED/541-220JCT-ND/1182668" xlink:type="simple">http://www.digikey.de/product-detail/de/vishay-dale/CRCW0402220RJNED/541-220JCT-ND/1182668</text:a></text:p>
          </table:table-cell>
          <table:table-cell office:value-type="float" office:value="0.09" calcext:value-type="float">
            <text:p>0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, 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3K30JNED</text:p>
          </table:table-cell>
          <table:table-cell table:style-name="ce7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3K30JNED/541-3.3KJCT-ND/1182696" xlink:type="simple">http://www.digikey.de/product-detail/de/vishay-dale/CRCW04023K30JNED/541-3.3KJCT-ND/1182696</text:a></text:p>
          </table:table-cell>
          <table:table-cell office:value-type="float" office:value="0.09" calcext:value-type="float">
            <text:p>0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4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60R4FKED</text:p>
          </table:table-cell>
          <table:table-cell table:style-name="ce7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60R4FKED/541-60.4LCT-ND/1182984" xlink:type="simple">http://www.digikey.de/product-detail/de/vishay-dale/CRCW040260R4FKED/541-60.4LCT-ND/1182984</text:a></text:p>
          </table:table-cell>
          <table:table-cell office:value-type="float" office:value="0.09" calcext:value-type="float">
            <text:p>0.0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.2 µF, &gt;40V</text:p>
          </table:table-cell>
          <table:table-cell table:style-name="ce1" office:value-type="string" calcext:value-type="string">
            <text:p>Murata</text:p>
          </table:table-cell>
          <table:table-cell table:style-name="ce1" office:value-type="string" calcext:value-type="string">
            <text:p>GRM32ER72A225KA35L</text:p>
          </table:table-cell>
          <table:table-cell table:style-name="ce5" office:value-type="string" calcext:value-type="string">
            <text:p>1210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<text:a xlink:href="http://www.reichelt.de/Vielschicht-SMD-G1210-High-Cap/X7R-G1210-2-2/3/index.html?ACTION=3&amp;GROUPID=5155&amp;ARTICLE=107460&amp;OFFSET=500&amp;" xlink:type="simple">http://www.reichelt.de/Vielschicht-SMD-G1210-High-Cap/X7R-G1210-2-2/3/index.html?ACTION=3&amp;GROUPID=5155&amp;ARTICLE=107460&amp;OFFSET=500&amp;</text:a></text:p>
          </table:table-cell>
          <table:table-cell table:style-name="ce1" office:value-type="float" office:value="0.3" calcext:value-type="float">
            <text:p>0.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 nF &gt;10V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805KRX7R9BB104</text:p>
          </table:table-cell>
          <table:table-cell table:style-name="ce5" office:value-type="string" calcext:value-type="string">
            <text:p>0805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<text:a xlink:href="http://www.reichelt.de/Vielschicht-SMD-G0805/X7R-G0805-100N/3/index.html?ACTION=3&amp;GROUPID=3165&amp;ARTICLE=31879&amp;OFFSET=500&amp;" xlink:type="simple">http://www.reichelt.de/Vielschicht-SMD-G0805/X7R-G0805-100N/3/index.html?ACTION=3&amp;GROUPID=3165&amp;ARTICLE=31879&amp;OFFSET=500&amp;</text:a>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µF</text:p>
          </table:table-cell>
          <table:table-cell table:style-name="ce1" office:value-type="string" calcext:value-type="string">
            <text:p>MuRata</text:p>
          </table:table-cell>
          <table:table-cell table:style-name="ce1" office:value-type="string" calcext:value-type="string">
            <text:p>GRM31CR71A226KE15L</text:p>
          </table:table-cell>
          <table:table-cell table:style-name="ce5" office:value-type="string" calcext:value-type="string">
            <text:p>1206</text:p>
          </table:table-cell>
          <table:table-cell table:style-name="ce1" office:value-type="string" calcext:value-type="string">
            <text:p>Reichelt</text:p>
          </table:table-cell>
          <table:table-cell table:style-name="ce8" office:value-type="string" calcext:value-type="string">
            <text:p><text:a xlink:href="http://www.reichelt.de/Vielschicht-SMD-G1206-High-Cap/X7R-G1206-22-10/3/index.html?ACTION=3&amp;LA=446&amp;ARTICLE=89742&amp;GROUPID=4340&amp;artnr=X7R-G1206+22%2F10&amp;SEARCH=GRM31CR71A226KE15L" xlink:type="simple">http://www.reichelt.de/Vielschicht-SMD-G1206-High-Cap/X7R-G1206-22-10/3/index.html?ACTION=3&amp;LA=446&amp;ARTICLE=89742&amp;GROUPID=4340&amp;artnr=X7R-G1206+22%2F10&amp;SEARCH=GRM31CR71A226KE15L</text:a>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4, C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5pF</text:p>
          </table:table-cell>
          <table:table-cell table:style-name="ce1" office:value-type="string" calcext:value-type="string">
            <text:p>Vishay</text:p>
          </table:table-cell>
          <table:table-cell table:style-name="ce1" office:value-type="string" calcext:value-type="string">
            <text:p>VJ0603A150JXACW1BC</text:p>
          </table:table-cell>
          <table:table-cell table:style-name="ce5" office:value-type="string" calcext:value-type="string">
            <text:p>0603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<text:a xlink:href="http://www.mouser.de/ProductDetail/Vishay-Vitramon/VJ0603A150JXACW1BC/?qs=sGAEpiMZZMs0AnBnWHyRQMqfda103KBdumChsrPsS2M%3D" xlink:type="simple">http://www.mouser.de/ProductDetail/Vishay-Vitramon/VJ0603A150JXACW1BC/?qs=sGAEpiMZZMs0AnBnWHyRQMqfda103KBdumChsrPsS2M%3d</text:a>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6, C10, C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.7µF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805KRX7R9BB472</text:p>
          </table:table-cell>
          <table:table-cell table:style-name="ce5" office:value-type="string" calcext:value-type="string">
            <text:p>0805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<text:a xlink:href="http://www.reichelt.de/Vielschicht-SMD-G0805/X7R-G0805-4-7N/3/index.html?ACTION=3&amp;LA=2&amp;ARTICLE=22884&amp;GROUPID=3165&amp;artnr=X7R-G0805+4%2C7N&amp;SEARCH=%252A" xlink:type="simple">http://www.reichelt.de/Vielschicht-SMD-G0805/X7R-G0805-4-7N/3/index.html?ACTION=3&amp;LA=2&amp;ARTICLE=22884&amp;GROUPID=3165&amp;artnr=X7R-G0805+4%2C7N&amp;SEARCH=%252A</text:a>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7, C8, C9, C11, C12, C13, C14, C15, C17, C18, C19, C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Yageo</text:p>
          </table:table-cell>
          <table:table-cell table:style-name="ce2" office:value-type="string" calcext:value-type="string">
            <text:p>CC0603KRX7R7BB104</text:p>
          </table:table-cell>
          <table:table-cell table:style-name="ce5" office:value-type="string" calcext:value-type="string">
            <text:p>0603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<text:a xlink:href="http://www.reichelt.de/Vielschicht-SMD-G0603/X7R-G0603-100N/3/index.html?ACTION=3&amp;LA=2&amp;ARTICLE=31873&amp;GROUPID=3164&amp;artnr=X7R-G0603+100N&amp;SEARCH=%252A" xlink:type="simple">http://www.reichelt.de/Vielschicht-SMD-G0603/X7R-G0603-100N/3/index.html?ACTION=3&amp;LA=2&amp;ARTICLE=31873&amp;GROUPID=3164&amp;artnr=X7R-G0603+100N&amp;SEARCH=%252A</text:a>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,7nF</text:p>
          </table:table-cell>
          <table:table-cell table:style-name="ce1" office:value-type="string" calcext:value-type="string">
            <text:p>Yageo</text:p>
          </table:table-cell>
          <table:table-cell table:style-name="ce2" office:value-type="string" calcext:value-type="string">
            <text:p>CC0603KRX7R9BB472</text:p>
          </table:table-cell>
          <table:table-cell table:style-name="ce5" office:value-type="string" calcext:value-type="string">
            <text:p>0603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<text:a xlink:href="http://www.reichelt.de/Vielschicht-SMD-G0603/X7R-G0603-4-7N/3/index.html?ACTION=3&amp;GROUPID=3164&amp;ARTICLE=31868&amp;OFFSET=500&amp;" xlink:type="simple">http://www.reichelt.de/Vielschicht-SMD-G0603/X7R-G0603-4-7N/3/index.html?ACTION=3&amp;GROUPID=3164&amp;ARTICLE=31868&amp;OFFSET=500&amp;</text:a>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7µH</text:p>
          </table:table-cell>
          <table:table-cell table:style-name="ce1" office:value-type="string" calcext:value-type="string">
            <text:p>Bourns</text:p>
          </table:table-cell>
          <table:table-cell table:style-name="ce1" office:value-type="string" calcext:value-type="string">
            <text:p>SDE0604A-270M</text:p>
          </table:table-cell>
          <table:table-cell table:style-name="ce5"/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<text:a xlink:href="http://www.mouser.de/ProductDetail/Bourns/SDE0604A-270M/?qs=%2Fha2pyFadujxTZeKTC56On4tXig7reG8R0NJrm4n%2Fh9cp5vHSWT%252b0w%3D%3D" xlink:type="simple">http://www.mouser.de/ProductDetail/Bourns/SDE0604A-270M/?qs=%2fha2pyFadujxTZeKTC56On4tXig7reG8R0NJrm4n%2fh9cp5vHSWT%252b0w%3d%3d</text:a></text:p>
          </table:table-cell>
          <table:table-cell table:style-name="ce1" office:value-type="float" office:value="0.474" calcext:value-type="float">
            <text:p>0.47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MR16006</text:p>
          </table:table-cell>
          <table:table-cell table:style-name="ce1" office:value-type="string" calcext:value-type="string">
            <text:p>Texas Instruments</text:p>
          </table:table-cell>
          <table:table-cell table:style-name="ce1" office:value-type="string" calcext:value-type="string">
            <text:p>LMR16006XDDCR</text:p>
          </table:table-cell>
          <table:table-cell table:style-name="ce5" office:value-type="string" calcext:value-type="string">
            <text:p>TI-DDC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<text:a xlink:href="http://www.mouser.de/ProductDetail/Texas-Instruments/LMR16006XDDCR/?qs=sGAEpiMZZMtWZAo%2FKf1JUDiPfzg%2FwRpi%252bqs9iq3GWUA%3D" xlink:type="simple">http://www.mouser.de/ProductDetail/Texas-Instruments/LMR16006XDDCR/?qs=sGAEpiMZZMtWZAo%2fKf1JUDiPfzg%2fwRpi%252bqs9iq3GWUA%3d</text:a></text:p>
          </table:table-cell>
          <table:table-cell table:style-name="ce1" office:value-type="float" office:value="2.7" calcext:value-type="float">
            <text:p>2.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SN74LVC1G0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G08DCKR</text:p>
          </table:table-cell>
          <table:table-cell office:value-type="string" calcext:value-type="string">
            <text:p>TI-D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exas-instruments/SN74LVC1G08DCKR/296-11602-1-ND/385741" xlink:type="simple">http://www.digikey.de/product-detail/de/texas-instruments/SN74LVC1G08DCKR/296-11602-1-ND/385741</text:a></text:p>
          </table:table-cell>
          <table:table-cell office:value-type="float" office:value="0.38" calcext:value-type="float">
            <text:p>0.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STM32F072RB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F072RBT6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stmicroelectronics/STM32F072RBT6/497-14644-ND/4815291" xlink:type="simple">http://www.digikey.de/product-detail/de/stmicroelectronics/STM32F072RBT6/497-14644-ND/4815291</text:a>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HDC1080</text:p>
          </table:table-cell>
          <table:table-cell office:value-type="string" calcext:value-type="string">
            <text:p>Texas Instruments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TCAN33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N334DCNT</text:p>
          </table:table-cell>
          <table:table-cell office:value-type="string" calcext:value-type="string">
            <text:p>TI-DC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exas-instruments/TCAN334DCNT/296-44503-1-ND/6110787" xlink:type="simple">http://www.digikey.de/product-detail/de/texas-instruments/TCAN334DCNT/296-44503-1-ND/6110787</text:a></text:p>
          </table:table-cell>
          <table:table-cell office:value-type="float" office:value="2.53" calcext:value-type="float">
            <text:p>2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/>
          <table:table-cell office:value-type="string" calcext:value-type="string">
            <text:p>WAGO</text:p>
          </table:table-cell>
          <table:table-cell office:value-type="string" calcext:value-type="string">
            <text:p>218-104</text:p>
          </table:table-cell>
          <table:table-cell/>
          <table:table-cell office:value-type="string" calcext:value-type="string">
            <text:p>Voelkner</text:p>
          </table:table-cell>
          <table:table-cell office:value-type="string" calcext:value-type="string">
            <text:p><text:a xlink:href="http://www.voelkner.de/products/55717/Leiterplattenklemme-218-4-polig-Rm-2-5.html?ref=43&amp;products_model=D57985&amp;gclid=CjwKEAjwwOvABRC08aedoZ_lnTMSJACs_cbuTnDBYbMlB1DErb2-uGGN9cI-WlWGInpljWZJsSRBERoCVA_w_wcB" xlink:type="simple">http://www.voelkner.de/products/55717/Leiterplattenklemme-218-4-polig-Rm-2-5.html?ref=43&amp;products_model=D57985&amp;gclid=CjwKEAjwwOvABRC08aedoZ_lnTMSJACs_cbuTnDBYbMlB1DErb2-uGGN9cI-WlWGInpljWZJsSRBERoCVA_w_wcB</text:a></text:p>
          </table:table-cell>
          <table:table-cell office:value-type="float" office:value="2.08" calcext:value-type="float">
            <text:p>2.0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/>
          <table:table-cell table:style-name="ce1" office:value-type="string" calcext:value-type="string">
            <text:p>32,768kHz, 12.5pF</text:p>
          </table:table-cell>
          <table:table-cell table:style-name="ce1" office:value-type="string" calcext:value-type="string">
            <text:p>MICRO CRYSTAL</text:p>
          </table:table-cell>
          <table:table-cell table:style-name="ce1" office:value-type="string" calcext:value-type="string">
            <text:p>MS1V-T1K 32.768KHZ 12,5PF</text:p>
          </table:table-cell>
          <table:table-cell table:style-name="ce5"/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<text:a xlink:href="http://www.reichelt.de/Uhrenquarze-SMD-Gehaeuse/32-768-MS1V-12-5/3/index.html?ACTION=3&amp;GROUPID=4005&amp;ARTICLE=85040&amp;OFFSET=500&amp;" xlink:type="simple">http://www.reichelt.de/Uhrenquarze-SMD-Gehaeuse/32-768-MS1V-12-5/3/index.html?ACTION=3&amp;GROUPID=4005&amp;ARTICLE=85040&amp;OFFSET=500&amp;</text:a>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 Header 1x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in Header 1x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in Header 1x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W1, SW2, SW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KMR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Kurzhubtaster/KMR-231-G-LFS/3/index.html?ACTION=3&amp;GROUPID=7587&amp;ARTICLE=148478&amp;OFFSET=500&amp;" xlink:type="simple">http://www.reichelt.de/Kurzhubtaster/KMR-231-G-LFS/3/index.html?ACTION=3&amp;GROUPID=7587&amp;ARTICLE=148478&amp;OFFSET=500&amp;</text:a></text:p>
          </table:table-cell>
          <table:table-cell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1, RP2, RP3, R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 330R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4-Widerstaende-SMD-1206/BCN16-330/3/index.html?ACTION=3&amp;LA=2&amp;ARTICLE=42465&amp;GROUPID=4495&amp;artnr=BCN16+330" xlink:type="simple">http://www.reichelt.de/4-Widerstaende-SMD-1206/BCN16-330/3/index.html?ACTION=3&amp;LA=2&amp;ARTICLE=42465&amp;GROUPID=4495&amp;artnr=BCN16+330</text:a>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0:37:18.918463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33:37.559393084</meta:creation-date>
    <dc:date>2017-01-04T10:38:00.720587019</dc:date>
    <meta:editing-duration>PT14H49M22S</meta:editing-duration>
    <meta:editing-cycles>41</meta:editing-cycles>
    <meta:generator>LibreOffice/5.2.2.2$Linux_X86_64 LibreOffice_project/20m0$Build-2</meta:generator>
    <meta:document-statistic meta:table-count="1" meta:cell-count="268" meta:object-count="0"/>
  </office:meta>
</office:document-meta>
</file>